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officeooo:paragraph-rsid="00016904" style:font-size-asian="11pt" style:font-size-complex="11pt"/>
    </style:style>
    <style:style style:name="P2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016904" officeooo:paragraph-rsid="00016904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019855" officeooo:paragraph-rsid="00019855" style:font-size-asian="11pt" style:font-size-complex="11pt"/>
    </style:style>
    <style:style style:name="P4" style:family="paragraph" style:parent-style-name="Standard">
      <style:text-properties fo:font-variant="normal" fo:text-transform="none" fo:color="#000000" style:font-name="Arial" fo:font-size="11pt" fo:letter-spacing="normal" fo:font-style="normal" fo:font-weight="bold" officeooo:rsid="00016904" officeooo:paragraph-rsid="00016904" style:font-size-asian="11pt" style:font-weight-asian="bold" style:font-size-complex="11pt" style:font-weight-complex="bold"/>
    </style:style>
    <style:style style:name="P5" style:family="paragraph" style:parent-style-name="Standard">
      <style:text-properties fo:font-variant="normal" fo:text-transform="none" fo:color="#000000" style:font-name="Arial" fo:font-size="11pt" fo:letter-spacing="normal" fo:font-style="normal" fo:font-weight="bold" officeooo:rsid="00019855" officeooo:paragraph-rsid="00019855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weight="bold" officeooo:rsid="00016904" officeooo:paragraph-rsid="00016904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000000" style:font-name="Arial" fo:font-size="11pt" officeooo:paragraph-rsid="00016904" style:font-size-asian="11pt" style:font-size-complex="11pt"/>
    </style:style>
    <style:style style:name="P8" style:family="paragraph" style:parent-style-name="Text_20_body">
      <style:text-properties fo:font-variant="normal" fo:text-transform="none" fo:color="#000000" style:font-name="Arial" fo:font-size="11pt" fo:letter-spacing="normal" fo:font-style="normal" fo:font-weight="normal" officeooo:rsid="00019855" officeooo:paragraph-rsid="00019855" style:font-size-asian="11pt" style:font-size-complex="11pt"/>
    </style:style>
    <style:style style:name="T1" style:family="text">
      <style:text-properties officeooo:rsid="00016904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16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ão 1</text:p>
      <text:p text:style-name="P1"/>
      <text:p text:style-name="P1"><text:span text:style-name="T1">[</text:span><text:span text:style-name="T2">32.5, 20.2, 40.0</text:span><text:span text:style-name="T3">]</text:span></text:p>
      <text:p text:style-name="P1"><text:span text:style-name="T3"/></text:p>
      <text:p text:style-name="P2"/>
      <text:p text:style-name="P4">Questão 2</text:p>
      <text:p text:style-name="P2"/>
      <text:p text:style-name="P2">[20.2, 31.5, 42.7] </text:p>
      <text:p text:style-name="P2"/>
      <text:p text:style-name="P5"/>
      <text:p text:style-name="P5">Questão 3</text:p>
      <text:p text:style-name="P3"/>
      <text:p text:style-name="P8">#include &lt;stdio.h&gt;</text:p>
      <text:p text:style-name="P8">int main()</text:p>
      <text:p text:style-name="P8">{</text:p>
      <text:p text:style-name="P8"><text:s text:c="4"/>float lista_temperaturas[7]={35.0, 32.5, 15.3, 20.2, 31.5, 40.0, 27.2};</text:p>
      <text:p text:style-name="P8"/>
      <text:p text:style-name="P8">printf ("%.2f", (5.0/9.0)*(lista_temperaturas[0]- 32.0));</text:p>
      <text:p text:style-name="P8">printf ("%.2f", (5.0/9.0)*(lista_temperaturas[7]- 32.0));</text:p>
      <text:p text:style-name="P8"/>
      <text:p text:style-name="P8"><text:s text:c="4"/>return 0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44:07.685000000</meta:creation-date>
    <dc:date>2018-02-08T14:04:12.468000000</dc:date>
    <meta:editing-duration>PT9M21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3" meta:word-count="36" meta:character-count="296" meta:non-whitespace-character-count="264"/>
  </office:meta>
</office:document-meta>
</file>